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Emotion</text:p>
          </table:table-cell>
          <table:table-cell office:value-type="string" calcext:value-type="string">
            <text:p>big-6</text:p>
          </table:table-cell>
          <table:table-cell office:value-type="string" calcext:value-type="string">
            <text:p>everyday-categories</text:p>
          </table:table-cell>
          <table:table-cell office:value-type="string" calcext:value-type="string">
            <text:p>occ-categories</text:p>
          </table:table-cell>
          <table:table-cell office:value-type="string" calcext:value-type="string">
            <text:p>fsre-categories</text:p>
          </table:table-cell>
          <table:table-cell office:value-type="string" calcext:value-type="string">
            <text:p>frijda-categories</text:p>
          </table:table-cell>
          <table:table-cell office:value-type="string" calcext:value-type="string">
            <text:p>extra-emotions-1</text:p>
          </table:table-cell>
          <table:table-cell office:value-type="string" calcext:value-type="string">
            <text:p>extra-emotions-2</text:p>
          </table:table-cell>
          <table:table-cell office:value-type="string" calcext:value-type="string">
            <text:p>extra-emotions-3</text:p>
          </table:table-cell>
        </table:table-row>
        <table:table-row table:style-name="ro1">
          <table:table-cell office:value-type="string" calcext:value-type="string">
            <text:p>abhorr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i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pt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mi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f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gra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gressiv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en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of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e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us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xie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aisal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eci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us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oga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mi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h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e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ve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m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st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r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erc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omi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r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orm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on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nt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r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t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ios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enc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li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mens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appointm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gu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sonanc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stas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in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o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barrass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joy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husia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otici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phor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i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hau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uber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miliar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olish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lant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tt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e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l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mo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bl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il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gno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ffere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ce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l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noc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pi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rit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lous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d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eral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vel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ac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anchol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s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i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rv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stalg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a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suas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turb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o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nt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d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isf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e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brie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lid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bborn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ught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f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nd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42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I15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 style:data-style-name="N2" text:time-value="02:00:37.335641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22:23:04.834221537</meta:creation-date>
    <dc:date>2016-07-31T02:02:12.077866916</dc:date>
    <meta:editing-duration>PT25M58S</meta:editing-duration>
    <meta:editing-cycles>44</meta:editing-cycles>
    <meta:generator>LibreOffice/4.2.8.2$Linux_X86_64 LibreOffice_project/420m0$Build-2</meta:generator>
    <meta:document-statistic meta:table-count="1" meta:cell-count="1386" meta:object-count="0"/>
  </office:meta>
</office:document-meta>
</file>